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13_17-35-03_000.jpg</text:p>
          </table:table-cell>
          <table:table-cell office:value-type="string">
            <text:p>:m 1*1 RES / free# SBU29L 2#1 / 皮膚　ビタミン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13_16-32-21_000.jpg</text:p>
          </table:table-cell>
          <table:table-cell table:style-name="ce3" office:value-type="string">
            <text:p>:m 家電エンジニア / 7#1 1*1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13_15-12-12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2-13_13-20-4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13_05-34-4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13_05-34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2-13_05-34-4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13_05-34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2-13_05-34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2-13_05-12-29_000.jpg</text:p>
          </table:table-cell>
          <table:table-cell office:value-type="string">
            <text:p>:m :PHOTO 起きた時刻 / 2017021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2-13_02-14-16_005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2-13_02-14-16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12_22-45-3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2-12_22-45-3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12_22-45-16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12_22-45-16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2-12_22-45-16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12_19-50-4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2-12_17-24-14_000.jpg</text:p>
          </table:table-cell>
          <table:table-cell office:value-type="string">
            <text:p>:m 2*2 RES / 245 121*5#1 / 『気象学入門』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12_16-24-28_000.jpg</text:p>
          </table:table-cell>
          <table:table-cell office:value-type="string">
            <text:p>:m 1*1 RES / 245 121*3#1 / 『気象学入門』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2-12_16-04-13_000.jpg</text:p>
          </table:table-cell>
          <table:table-cell table:style-name="ce3" office:value-type="string">
            <text:p>:m 家電エンジニア / 6#1 1*1 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12_14-51-36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2-12_14-44-48_000.jpg</text:p>
          </table:table-cell>
          <table:table-cell office:value-type="string">
            <text:p>:tome <text:s/>/ 思うところやりな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017-02-12_13-24-35_000.jpg</text:p>
          </table:table-cell>
          <table:table-cell table:style-name="ce3" office:value-type="string">
            <text:p>:m other / ソーテック / レビューログ / 2017021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2-12_12-05-37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7-02-12_11-51-14_000.jpg</text:p>
          </table:table-cell>
          <table:table-cell office:value-type="string">
            <text:p>:m 1*1 RES / free# R22MPV 1#1 / maxima learning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2-12_10-39-16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2-12_10-39-16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2-12_10-39-16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2-12_10-39-0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2-12_10-38-16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2-12_01-04-09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2-11_23-11-37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2-11_23-11-37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2-11_23-11-37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2-11_23-11-37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2-11_23-11-37_000.jpg</text:p>
          </table:table-cell>
          <table:table-cell office:value-type="string">
            <text:p>:m 記録 / 身体　顔　ヒフ / アトピー / 状況　夜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2017/02/14</text:date>, <text:time>07:17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07:17:32.20</dc:date>
    <dc:creator>岩淵 謙</dc:creator>
    <meta:generator>OpenOffice/4.1.3$Win32 OpenOffice.org_project/413m1$Build-9783</meta:generator>
    <meta:editing-duration>PT24M8S</meta:editing-duration>
    <meta:editing-cycles>8</meta:editing-cycles>
    <meta:document-statistic meta:table-count="1" meta:cell-count="114" meta:object-count="0"/>
  </office:meta>
</office:document-meta>
</file>